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1dc6ef"/>
    </style:style>
    <style:style style:name="P4" style:family="paragraph" style:parent-style-name="Text_20_body">
      <style:text-properties officeooo:paragraph-rsid="002cb448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1pt" officeooo:paragraph-rsid="00482c65" style:font-size-asian="11pt" style:font-name-complex="Times New Roman1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1pt" officeooo:paragraph-rsid="003b0b60" style:font-size-asian="11pt" style:font-name-complex="Times New Roman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1pt" officeooo:rsid="0049ea50" officeooo:paragraph-rsid="003b0b60" style:font-size-asian="11pt" style:font-name-complex="Times New Roman1" style:font-size-complex="11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Heading_20_1">
      <style:text-properties officeooo:rsid="001dc6ef" officeooo:paragraph-rsid="001dc6ef"/>
    </style:style>
    <style:style style:name="P10" style:family="paragraph" style:parent-style-name="Heading_20_1">
      <style:text-properties officeooo:rsid="001dc6ef" officeooo:paragraph-rsid="003b0b60"/>
    </style:style>
    <style:style style:name="P11" style:family="paragraph" style:parent-style-name="Heading_20_1" style:list-style-name="L3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3b0b60"/>
    </style:style>
    <style:style style:name="P12" style:family="paragraph" style:parent-style-name="Text_20_body" style:list-style-name="L1">
      <style:text-properties officeooo:rsid="0022cc4b" officeooo:paragraph-rsid="0022cc4b"/>
    </style:style>
    <style:style style:name="P13" style:family="paragraph" style:parent-style-name="Text_20_body" style:list-style-name="L1">
      <style:text-properties fo:font-weight="bold" officeooo:rsid="002347ea" officeooo:paragraph-rsid="002347ea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22cc4b" officeooo:paragraph-rsid="002d8081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2aca34" officeooo:paragraph-rsid="002aca34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364303" officeooo:paragraph-rsid="00364303" style:font-weight-asian="bold" style:font-weight-complex="bold"/>
    </style:style>
    <style:style style:name="P17" style:family="paragraph" style:parent-style-name="Text_20_body" style:list-style-name="L1">
      <style:text-properties style:text-underline-style="solid" style:text-underline-width="auto" style:text-underline-color="font-color" fo:font-weight="bold" officeooo:rsid="0022cc4b" officeooo:paragraph-rsid="002d8081" style:font-weight-asian="bold" style:font-weight-complex="bold"/>
    </style:style>
    <style:style style:name="P18" style:family="paragraph" style:parent-style-name="Text_20_body" style:list-style-name="L1">
      <style:text-properties fo:font-weight="normal" officeooo:rsid="002cb448" officeooo:paragraph-rsid="002cb448" style:font-weight-asian="normal" style:font-weight-complex="normal"/>
    </style:style>
    <style:style style:name="P19" style:family="paragraph" style:parent-style-name="Text_20_body" style:list-style-name="L1">
      <style:text-properties fo:font-style="italic" fo:font-weight="normal" officeooo:rsid="002cb448" officeooo:paragraph-rsid="002cb448" style:font-style-asian="italic" style:font-weight-asian="normal" style:font-style-complex="italic" style:font-weight-complex="normal"/>
    </style:style>
    <style:style style:name="P20" style:family="paragraph" style:parent-style-name="Text_20_body" style:list-style-name="L2">
      <style:text-properties officeooo:paragraph-rsid="001dc6ef"/>
    </style:style>
    <style:style style:name="P21" style:family="paragraph" style:parent-style-name="Text_20_body" style:list-style-name="L2">
      <style:text-properties officeooo:paragraph-rsid="00341221"/>
    </style:style>
    <style:style style:name="P22" style:family="paragraph" style:parent-style-name="Text_20_body" style:list-style-name="L2">
      <style:text-properties officeooo:paragraph-rsid="0022d1b7"/>
    </style:style>
    <style:style style:name="P23" style:family="paragraph" style:parent-style-name="Text_20_body" style:list-style-name="L2">
      <style:text-properties officeooo:rsid="00364303" officeooo:paragraph-rsid="00364303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859e" style:font-style-asian="italic" style:font-style-complex="italic"/>
    </style:style>
    <style:style style:name="T6" style:family="text">
      <style:text-properties fo:font-style="italic" officeooo:rsid="0032133a" style:font-style-asian="italic" style:font-style-complex="italic"/>
    </style:style>
    <style:style style:name="T7" style:family="text">
      <style:text-properties fo:font-style="italic" officeooo:rsid="003b0b60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dc6e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c6ef" style:font-weight-asian="bold" style:font-weight-complex="bold"/>
    </style:style>
    <style:style style:name="T12" style:family="text">
      <style:text-properties fo:font-weight="bold" officeooo:rsid="0022d1b7" style:font-weight-asian="bold" style:font-weight-complex="bold"/>
    </style:style>
    <style:style style:name="T13" style:family="text">
      <style:text-properties fo:font-weight="bold" officeooo:rsid="001c7096" style:font-weight-asian="bold" style:font-weight-complex="bold"/>
    </style:style>
    <style:style style:name="T14" style:family="text">
      <style:text-properties fo:font-weight="bold" officeooo:rsid="002cb448" style:font-weight-asian="bold" style:font-weight-complex="bold"/>
    </style:style>
    <style:style style:name="T15" style:family="text">
      <style:text-properties fo:font-weight="bold" officeooo:rsid="00364303" style:font-weight-asian="bold" style:font-weight-complex="bold"/>
    </style:style>
    <style:style style:name="T16" style:family="text">
      <style:text-properties officeooo:rsid="001df6bd"/>
    </style:style>
    <style:style style:name="T17" style:family="text">
      <style:text-properties officeooo:rsid="00223f1f"/>
    </style:style>
    <style:style style:name="T18" style:family="text">
      <style:text-properties officeooo:rsid="0022d1b7"/>
    </style:style>
    <style:style style:name="T19" style:family="text">
      <style:text-properties officeooo:rsid="001c709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cb448" style:font-weight-asian="normal" style:font-weight-complex="normal"/>
    </style:style>
    <style:style style:name="T22" style:family="text">
      <style:text-properties fo:font-weight="normal" officeooo:rsid="002d8081" style:font-weight-asian="normal" style:font-weight-complex="normal"/>
    </style:style>
    <style:style style:name="T23" style:family="text">
      <style:text-properties fo:font-weight="normal" officeooo:rsid="002f05fa" style:font-weight-asian="normal" style:font-weight-complex="normal"/>
    </style:style>
    <style:style style:name="T24" style:family="text">
      <style:text-properties fo:font-weight="normal" officeooo:rsid="00304f92" style:font-weight-asian="normal" style:font-weight-complex="normal"/>
    </style:style>
    <style:style style:name="T25" style:family="text">
      <style:text-properties officeooo:rsid="002c9bba"/>
    </style:style>
    <style:style style:name="T26" style:family="text">
      <style:text-properties officeooo:rsid="002cb448"/>
    </style:style>
    <style:style style:name="T27" style:family="text">
      <style:text-properties officeooo:rsid="002d8081"/>
    </style:style>
    <style:style style:name="T28" style:family="text">
      <style:text-properties officeooo:rsid="002f05fa"/>
    </style:style>
    <style:style style:name="T29" style:family="text">
      <style:text-properties officeooo:rsid="00304f92"/>
    </style:style>
    <style:style style:name="T30" style:family="text">
      <style:text-properties officeooo:rsid="0032133a"/>
    </style:style>
    <style:style style:name="T31" style:family="text">
      <style:text-properties officeooo:rsid="00341221"/>
    </style:style>
    <style:style style:name="T32" style:family="text">
      <style:text-properties officeooo:rsid="00364303"/>
    </style:style>
    <style:style style:name="T33" style:family="text">
      <style:text-properties officeooo:rsid="003910fc"/>
    </style:style>
    <style:style style:name="T34" style:family="text">
      <style:text-properties officeooo:rsid="003accbd"/>
    </style:style>
    <style:style style:name="T35" style:family="text">
      <style:text-properties officeooo:rsid="003b0b60"/>
    </style:style>
    <style:style style:name="T36" style:family="text">
      <style:text-properties officeooo:rsid="004474b9"/>
    </style:style>
    <style:style style:name="T37" style:family="text">
      <style:text-properties officeooo:rsid="004b2db8"/>
    </style:style>
    <style:style style:name="T38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style:font-name="Times New Roman1" fo:font-style="italic" fo:font-weight="bold" officeooo:rsid="003b87f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2"><text:span text:style-name="T4">Équipe de projet L</text:span><text:span text:style-name="T5">3L</text:span><text:span text:style-name="T4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4">Semaine n° :</text:span> <text:span text:style-name="T14">4</text:span></text:p>
      <text:p text:style-name="P2"><text:span text:style-name="T4">Date :</text:span> <text:span text:style-name="T17">1</text:span><text:span text:style-name="T34">7</text:span>/02/202<text:span text:style-name="T1">2</text:span></text:p>
      <text:p text:style-name="P4"><text:span text:style-name="T4">Rédacteur de ce compte-rendu :</text:span> <text:s/><text:span text:style-name="T2"><text:s/></text:span><text:span text:style-name="T3">Mbaye Ndéye Pathé</text:span></text:p>
      <text:p text:style-name="P2"><text:span text:style-name="T4">Enseignants encadrants :</text:span> <text:span text:style-name="T1">Flavie Tonon</text:span></text:p>
      <text:p text:style-name="P4"><text:span text:style-name="T4">Chef de projet :</text:span> <text:s/>Hamiche Mehdi</text:p>
      <text:h text:style-name="Heading_20_1" text:outline-level="1" text:is-list-header="true">1) Principaux points abordés pendant la réunion</text:h>
      <text:list xml:id="list951860167" text:style-name="L1">
        <text:list-item>
          <text:p text:style-name="P12"><text:span text:style-name="T10">Présentation</text:span> des maquettes <text:span text:style-name="T26">avec les quelques modifications</text:span> <text:span text:style-name="T27">apportées </text:span>à l’encadrante</text:p>
        </text:list-item>
        <text:list-item>
          <text:p text:style-name="P13"><text:span text:style-name="T27">Présentation</text:span> <text:span text:style-name="T20">du cahier de </text:span><text:span text:style-name="T21">recettes</text:span></text:p>
        </text:list-item>
        <text:list-item>
          <text:p text:style-name="P14">Présentation <text:span text:style-name="T20">des </text:span><text:span text:style-name="T21">différents scénarios e</text:span><text:span text:style-name="T22">t tests de l’application mobile et du site web</text:span></text:p>
        </text:list-item>
        <text:list-item>
          <text:p text:style-name="P17">Présentation <text:span text:style-name="T20">des </text:span><text:span text:style-name="T21">différents </text:span><text:span text:style-name="T22">d</text:span><text:span text:style-name="T21">iagramme</text:span><text:span text:style-name="T22">s</text:span><text:span text:style-name="T21"> de :</text:span></text:p>
          <text:list>
            <text:list-item>
              <text:p text:style-name="P18"><text:span text:style-name="T4">déploiements</text:span> <text:span text:style-name="T27">(application et site web)</text:span></text:p>
            </text:list-item>
            <text:list-item>
              <text:p text:style-name="P19">cas d’utilisation</text:p>
            </text:list-item>
          </text:list>
        </text:list-item>
        <text:list-item>
          <text:p text:style-name="P15"><text:span text:style-name="T28">Explication </text:span><text:span text:style-name="T23">détaillée du diagramme de déploiement avec serveur client (HTTP + PHP + MySQL) et serveur </text:span><text:span text:style-name="T24">web (HTTP + PHP)</text:span></text:p>
        </text:list-item>
        <text:list-item>
          <text:p text:style-name="P16"><text:span text:style-name="T29">E</text:span>xplication<text:span text:style-name="T20"> du Web service et </text:span><text:span text:style-name="T8">Firebase</text:span></text:p>
        </text:list-item>
      </text:list>
      <text:h text:style-name="P9" text:outline-level="1" text:is-list-header="true"><text:soft-page-break/>2) Points jugés importants par l’équipe</text:h>
      <text:list xml:id="list4174454408" text:style-name="L2">
        <text:list-item>
          <text:p text:style-name="P20"><text:span text:style-name="T11">Finir</text:span><text:span text:style-name="T9"> </text:span>le cahier de <text:span text:style-name="T26">recettes </text:span><text:span text:style-name="T32">pour cette semaine</text:span></text:p>
        </text:list-item>
        <text:list-item>
          <text:p text:style-name="P21"><text:span text:style-name="T15">Refaire</text:span><text:span text:style-name="T18"> les </text:span><text:span text:style-name="T29">différents diagrammes </text:span><text:span text:style-name="T30">(</text:span><text:span text:style-name="T6">cas utilisation et déploiements</text:span><text:span text:style-name="T30">)</text:span></text:p>
        </text:list-item>
        <text:list-item>
          <text:p text:style-name="P23"><text:span text:style-name="T10">Commencer</text:span> <text:span text:style-name="T31">le plan de développement </text:span><text:span text:style-name="T35">(sous forme de </text:span><text:span text:style-name="T7">diagramme de gantt</text:span><text:span text:style-name="T35">)</text:span></text:p>
        </text:list-item>
        <text:list-item>
          <text:p text:style-name="P22"><text:span text:style-name="T12">Commencer</text:span><text:span text:style-name="T18"> le c</text:span><text:span text:style-name="T26">onception détaillée</text:span><text:span text:style-name="T18"> </text:span><text:span text:style-name="T30">et le plan de test</text:span><text:span text:style-name="T35">s</text:span><text:span text:style-name="T30"> </text:span><text:span text:style-name="T18">à rendre en </text:span><text:span text:style-name="T25">semaine </text:span><text:span text:style-name="T26">5</text:span></text:p>
        </text:list-item>
        <text:list-item>
          <text:p text:style-name="P22"><text:span text:style-name="T15">S</text:span><text:span text:style-name="T10">e renseigner </text:span>sur le Web service pour l'application et le site web</text:p>
        </text:list-item>
      </text:list>
      <text:list xml:id="list641221660" text:style-name="L3">
        <text:list-header>
          <text:h text:style-name="P11" text:outline-level="1"><text:span text:style-name="T35">3</text:span><text:span text:style-name="T9">) </text:span><text:span text:style-name="T36">État de l’avancement du projet</text:span></text:h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941268218672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6">Description</text:p>
          </table:table-cell>
          <table:table-cell table:style-name="Tableau1.A1" office:value-type="string">
            <text:p text:style-name="P6">Avancement</text:p>
          </table:table-cell>
          <table:table-cell table:style-name="Tableau1.A1" office:value-type="string">
            <text:p text:style-name="P6">Responsable(s)</text:p>
          </table:table-cell>
          <table:table-cell table:style-name="Tableau1.A1" office:value-type="string">
            <text:p text:style-name="P6">Débutée le</text:p>
          </table:table-cell>
          <table:table-cell table:style-name="Tableau1.A1" office:value-type="string">
            <text:p text:style-name="P6">Finie le</text:p>
          </table:table-cell>
        </table:table-row>
        <table:table-row table:style-name="TableLine1941268226736">
          <table:table-cell table:style-name="Tableau1.A1" office:value-type="string">
            <text:p text:style-name="P6">0</text:p>
          </table:table-cell>
          <table:table-cell table:style-name="Tableau1.A1" office:value-type="string">
            <text:p text:style-name="P6">Choix et classification des fonctionnalité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29/01/2022</text:p>
          </table:table-cell>
          <table:table-cell table:style-name="Tableau1.A1" office:value-type="string">
            <text:p text:style-name="P6">14/02/2022</text:p>
          </table:table-cell>
        </table:table-row>
        <table:table-row table:style-name="TableLine1941268230192">
          <table:table-cell table:style-name="Tableau1.A1" office:value-type="string">
            <text:p text:style-name="P6">1</text:p>
          </table:table-cell>
          <table:table-cell table:style-name="Tableau1.A1" office:value-type="string">
            <text:p text:style-name="P6">Cahier des charges</text:p>
          </table:table-cell>
          <table:table-cell table:style-name="Tableau1.A1" office:value-type="string">
            <text:p text:style-name="P7">En cours</text:p>
          </table:table-cell>
          <table:table-cell table:style-name="Tableau1.A1" office:value-type="string">
            <text:p text:style-name="P6">Mehdi, Youstina, </text:p>
          </table:table-cell>
          <table:table-cell table:style-name="Tableau1.A1" office:value-type="string">
            <text:p text:style-name="P6">2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1941268227024"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6">Cahier de recette<text:span text:style-name="T37">s</text:span></text:p>
          </table:table-cell>
          <table:table-cell table:style-name="Tableau1.A1" office:value-type="string">
            <text:p text:style-name="P7">En cours</text:p>
          </table:table-cell>
          <table:table-cell table:style-name="Tableau1.A1" office:value-type="string">
            <text:p text:style-name="P6">Mehdi, Youstina, Thierno</text:p>
          </table:table-cell>
          <table:table-cell table:style-name="Tableau1.A1" office:value-type="string">
            <text:p text:style-name="P6">2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1941268226448"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6">Maquettes</text:p>
          </table:table-cell>
          <table:table-cell table:style-name="Tableau1.A1" office:value-type="string">
            <text:p text:style-name="P7">En cours</text:p>
          </table:table-cell>
          <table:table-cell table:style-name="Tableau1.A1" office:value-type="string">
            <text:p text:style-name="P6">Youstina, Thierno</text:p>
          </table:table-cell>
          <table:table-cell table:style-name="Tableau1.A1" office:value-type="string">
            <text:p text:style-name="P6">6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1941268223856"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6">Diagrammes (de déploiement, de classe et de cas d’utilisation)</text:p>
          </table:table-cell>
          <table:table-cell table:style-name="Tableau1.A1" office:value-type="string">
            <text:p text:style-name="P7">En cours</text:p>
          </table:table-cell>
          <table:table-cell table:style-name="Tableau1.A1" office:value-type="string">
            <text:p text:style-name="P6">Youstina, Thierno</text:p>
          </table:table-cell>
          <table:table-cell table:style-name="Tableau1.A1" office:value-type="string">
            <text:p text:style-name="P6">11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1941268227312">
          <table:table-cell table:style-name="Tableau1.A1" office:value-type="string">
            <text:p text:style-name="P5">5</text:p>
          </table:table-cell>
          <table:table-cell table:style-name="Tableau1.A1" office:value-type="string">
            <text:p text:style-name="P5">Conception détaillée</text:p>
          </table:table-cell>
          <table:table-cell table:style-name="Tableau1.A1" office:value-type="string">
            <text:p text:style-name="P7">En cours</text:p>
          </table:table-cell>
          <table:table-cell table:style-name="Tableau1.A1" office:value-type="string">
            <text:p text:style-name="P5">Mehdi, Pathé, Youstina, Thierno</text:p>
          </table:table-cell>
          <table:table-cell table:style-name="Tableau1.A1" office:value-type="string">
            <text:p text:style-name="P5">17/02/2022</text:p>
          </table:table-cell>
          <table:table-cell table:style-name="Tableau1.A1" office:value-type="string">
            <text:p text:style-name="P7">XX/XX/XXX</text:p>
          </table:table-cell>
        </table:table-row>
      </table:table>
      <text:h text:style-name="P10" text:outline-level="1" text:is-list-header="true"><text:span text:style-name="T35">4</text:span>) Conclusion</text:h>
      <text:p text:style-name="P3"><text:span text:style-name="T13">Finalement,</text:span><text:span text:style-name="T19"> on a pu p</text:span><text:span text:style-name="T30">résenter</text:span><text:span text:style-name="T19"> </text:span><text:span text:style-name="T30">notre cahier de recettes et faire un point sur le</text:span><text:span text:style-name="T31">s différents diagrammes</text:span><text:span text:style-name="T19">. Cette quatrième réunion nous a servi à voir ce que l’encadrante attend de nous<text:line-break/>pour le cahier de recettes, les diagrammes, le plan de tests, et le plan de développement</text:span><text:span text:style-name="T31"> </text:span><text:span text:style-name="T33">(initialisation)</text:span><text:span text:style-name="T1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1" fo:font-style="italic" fo:font-weight="bold" officeooo:rsid="003b87fa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2"><draw:image xlink:href="Pictures/10000000000002D1000002D1FBEED35297D811B0.jpg" xlink:type="simple" xlink:show="embed" xlink:actuate="onLoad" draw:mime-type="image/jpeg"/></draw:frame><text:span text:style-name="MT1">Projet L3L – Kourte : une écriture des forces physiques, le temps d’un traje</text:span><text:span text:style-name="MT2">t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3M30S</meta:editing-duration>
    <meta:editing-cycles>21</meta:editing-cycles>
    <meta:generator>LibreOffice/7.3.0.3$Windows_X86_64 LibreOffice_project/0f246aa12d0eee4a0f7adcefbf7c878fc2238db3</meta:generator>
    <dc:date>2022-04-22T19:37:11.191000000</dc:date>
    <meta:document-statistic meta:table-count="1" meta:image-count="1" meta:object-count="0" meta:page-count="3" meta:paragraph-count="69" meta:word-count="339" meta:character-count="2084" meta:non-whitespace-character-count="1823"/>
  </office:meta>
</office:document-meta>
</file>